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9.92mm" style:page-number="auto" fo:break-before="page" table:align="left" style:writing-mode="lr-tb"/>
    </style:style>
    <style:style style:name="Table1.A" style:family="table-column">
      <style:table-column-properties style:column-width="54.12mm"/>
    </style:style>
    <style:style style:name="Table1.B" style:family="table-column">
      <style:table-column-properties style:column-width="125.8mm"/>
    </style:style>
    <style:style style:name="Table1.1" style:family="table-row">
      <style:table-row-properties style:min-row-height="15.88mm"/>
    </style:style>
    <style:style style:name="Table1.A1" style:family="table-cell">
      <style:table-cell-properties fo:padding="0.97mm" fo:border="0.05pt solid #000000"/>
    </style:style>
    <style:style style:name="Table1.2" style:family="table-row">
      <style:table-row-properties style:min-row-height="7.94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P2"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P3"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P4" style:family="paragraph" style:parent-style-name="Standard">
      <style:text-properties style:font-name="Times New Roman1" fo:font-size="12pt" fo:font-weight="normal" officeooo:rsid="003d545c" officeooo:paragraph-rsid="002942d9" style:font-size-asian="12pt" style:font-weight-asian="normal" style:font-size-complex="12pt" style:font-weight-complex="normal"/>
    </style:style>
    <style:style style:name="P5" style:family="paragraph" style:parent-style-name="Standard">
      <style:text-properties style:font-name="Times New Roman1" fo:font-size="12pt" fo:font-weight="normal" officeooo:rsid="003f5f6c" officeooo:paragraph-rsid="003f5f6c" style:font-size-asian="12pt" style:font-weight-asian="normal" style:font-size-complex="12pt" style:font-weight-complex="normal"/>
    </style:style>
    <style:style style:name="P6" style:family="paragraph" style:parent-style-name="Standard">
      <style:paragraph-properties fo:line-height="150%"/>
      <style:text-properties style:font-name="Times New Roman1" fo:font-size="12pt" fo:font-weight="normal" officeooo:rsid="004e6e1b" officeooo:paragraph-rsid="003f5f6c" style:font-size-asian="12pt" style:font-weight-asian="normal" style:font-size-complex="12pt" style:font-weight-complex="normal"/>
    </style:style>
    <style:style style:name="P7" style:family="paragraph" style:parent-style-name="Standard">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8" style:family="paragraph" style:parent-style-name="Standard">
      <style:text-properties style:font-name="Times New Roman1" fo:font-size="12pt" officeooo:paragraph-rsid="003f5f6c"/>
    </style:style>
    <style:style style:name="P9" style:family="paragraph" style:parent-style-name="Standard">
      <style:paragraph-properties fo:line-height="150%"/>
      <style:text-properties style:font-name="Ubuntu" fo:font-size="12pt" fo:font-weight="normal" officeooo:rsid="004e6e1b" officeooo:paragraph-rsid="003f5f6c" style:font-size-asian="12pt" style:font-weight-asian="normal" style:font-size-complex="12pt" style:font-weight-complex="normal"/>
    </style:style>
    <style:style style:name="P10" style:family="paragraph" style:parent-style-name="Standard">
      <style:text-properties style:font-name="Times new roman" fo:font-size="12pt" style:font-size-asian="12pt" style:font-size-complex="12pt"/>
    </style:style>
    <style:style style:name="P11" style:family="paragraph" style:parent-style-name="Table_20_Contents">
      <style:paragraph-properties fo:text-align="center" style:justify-single-word="false"/>
      <style:text-properties style:font-name="Times New Roman1" fo:font-size="16pt" fo:font-weight="normal" officeooo:rsid="003f5f6c" officeooo:paragraph-rsid="003f5f6c" style:font-size-asian="16pt" style:font-weight-asian="normal" style:font-size-complex="16pt" style:font-weight-complex="normal"/>
    </style:style>
    <style:style style:name="P12" style:family="paragraph" style:parent-style-name="Table_20_Contents">
      <style:paragraph-properties fo:text-align="center" style:justify-single-word="false"/>
      <style:text-properties style:font-name="Times New Roman1" fo:font-weight="bold" officeooo:rsid="003f5f6c" officeooo:paragraph-rsid="003f5f6c" style:font-weight-asian="bold" style:font-weight-complex="bold"/>
    </style:style>
    <style:style style:name="P13" style:family="paragraph" style:parent-style-name="Table_20_Contents">
      <style:paragraph-properties fo:text-align="center" style:justify-single-word="false"/>
      <style:text-properties style:font-name="Times New Roman1" fo:font-weight="bold" officeooo:rsid="001f9d90" officeooo:paragraph-rsid="0034fa3d" style:font-weight-asian="bold" style:font-weight-complex="bold"/>
    </style:style>
    <style:style style:name="P14" style:family="paragraph" style:parent-style-name="Table_20_Contents">
      <style:text-properties style:font-name="Times New Roman1" fo:font-weight="bold" officeooo:rsid="001f9d90" officeooo:paragraph-rsid="001f9d90" style:font-weight-asian="bold" style:font-weight-complex="bold"/>
    </style:style>
    <style:style style:name="P15" style:family="paragraph" style:parent-style-name="Table_20_Contents">
      <style:paragraph-properties fo:text-align="center" style:justify-single-word="false"/>
      <style:text-properties style:font-name="Times New Roman1" fo:font-weight="normal" officeooo:rsid="0034fa3d" officeooo:paragraph-rsid="0034fa3d" style:font-weight-asian="normal" style:font-weight-complex="normal"/>
    </style:style>
    <style:style style:name="P16" style:family="paragraph" style:parent-style-name="Table_20_Contents">
      <style:text-properties style:font-name="Times New Roman1" fo:font-size="14pt" officeooo:rsid="001f9d90" officeooo:paragraph-rsid="001f9d90" style:font-size-asian="14pt" style:font-size-complex="14pt"/>
    </style:style>
    <style:style style:name="P17" style:family="paragraph" style:parent-style-name="Standard" style:list-style-name="L1">
      <style:text-properties style:font-name="Times New Roman1" fo:font-size="16pt" fo:font-weight="bold" officeooo:rsid="003f5f6c" officeooo:paragraph-rsid="003f5f6c" style:font-size-asian="16pt" style:font-weight-asian="bold" style:font-size-complex="16pt" style:font-weight-complex="bold"/>
    </style:style>
    <style:style style:name="P18" style:family="paragraph" style:parent-style-name="Standard">
      <style:paragraph-properties fo:line-height="150%"/>
      <style:text-properties style:font-name="Times New Roman1" fo:font-size="12pt" fo:font-weight="normal" officeooo:rsid="004e6e1b" officeooo:paragraph-rsid="003f5f6c" style:font-size-asian="12pt" style:font-weight-asian="normal" style:font-size-complex="12pt" style:font-weight-complex="normal"/>
    </style:style>
    <style:style style:name="P19" style:family="paragraph" style:parent-style-name="Standard" style:list-style-name="L2">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20" style:family="paragraph" style:parent-style-name="Standard" style:list-style-name="L2">
      <style:paragraph-properties fo:line-height="150%"/>
      <style:text-properties style:font-name="Times New Roman1" fo:font-size="12pt" fo:font-weight="normal" officeooo:rsid="00514259" officeooo:paragraph-rsid="003f5f6c" style:font-size-asian="12pt" style:font-weight-asian="normal" style:font-size-complex="12pt" style:font-weight-complex="normal"/>
    </style:style>
    <style:style style:name="P21" style:family="paragraph" style:parent-style-name="Standard">
      <style:paragraph-properties fo:line-height="150%"/>
      <style:text-properties style:font-name="Times New Roman1" fo:font-size="12pt" fo:font-weight="normal" officeooo:rsid="0040907b" officeooo:paragraph-rsid="0040907b" style:font-size-asian="12pt" style:font-weight-asian="normal" style:font-size-complex="12pt" style:font-weight-complex="normal"/>
    </style:style>
    <style:style style:name="P22" style:family="paragraph" style:parent-style-name="Standard">
      <style:text-properties style:font-name="Times New Roman1" fo:font-size="12pt" fo:font-weight="normal" officeooo:rsid="004109f8" officeooo:paragraph-rsid="004109f8" style:font-size-asian="12pt" style:font-weight-asian="normal" style:font-size-complex="12pt" style:font-weight-complex="normal"/>
    </style:style>
    <style:style style:name="P23" style:family="paragraph" style:parent-style-name="Standard">
      <style:text-properties style:font-name="Times New Roman1" fo:font-size="12pt" officeooo:paragraph-rsid="003f5f6c"/>
    </style:style>
    <style:style style:name="P24" style:family="paragraph" style:parent-style-name="Standard">
      <style:text-properties style:font-name="Times New Roman1" fo:font-size="12pt" officeooo:rsid="0040907b" officeooo:paragraph-rsid="0040907b"/>
    </style:style>
    <style:style style:name="P25" style:family="paragraph" style:parent-style-name="Standard" style:list-style-name="L2">
      <style:paragraph-properties fo:line-height="150%"/>
      <style:text-properties style:font-name="Times New Roman1" officeooo:rsid="00514259" officeooo:paragraph-rsid="003f5f6c"/>
    </style:style>
    <style:style style:name="P26" style:family="paragraph" style:parent-style-name="Standard">
      <style:paragraph-properties fo:line-height="150%"/>
      <style:text-properties style:font-name="Ubuntu" fo:font-size="12pt" fo:font-weight="normal" officeooo:rsid="0050601a" officeooo:paragraph-rsid="003f5f6c" style:font-size-asian="12pt" style:font-weight-asian="normal" style:font-size-complex="12pt" style:font-weight-complex="normal"/>
    </style:style>
    <style:style style:name="P27" style:family="paragraph" style:parent-style-name="Standard">
      <style:text-properties style:font-name="Times New Roman1" fo:font-size="12pt" fo:font-weight="normal" officeooo:rsid="003f5f6c" officeooo:paragraph-rsid="003f5f6c" style:font-size-asian="12pt" style:font-weight-asian="normal" style:font-size-complex="12pt" style:font-weight-complex="normal"/>
    </style:style>
    <style:style style:name="P28" style:family="paragraph" style:parent-style-name="Standard" style:list-style-name="L3">
      <style:paragraph-properties fo:line-height="150%"/>
      <style:text-properties style:font-name="Times New Roman1" fo:font-size="12pt" fo:font-weight="normal" officeooo:rsid="004656f8" officeooo:paragraph-rsid="0040907b" style:font-size-asian="12pt" style:font-weight-asian="normal" style:font-size-complex="12pt" style:font-weight-complex="normal"/>
    </style:style>
    <style:style style:name="P29" style:family="paragraph" style:parent-style-name="Standard">
      <style:text-properties style:font-name="Times New Roman1" fo:font-size="12pt" fo:font-weight="normal" officeooo:rsid="0047ac7d" officeooo:paragraph-rsid="0040907b" style:font-size-asian="12pt" style:font-weight-asian="normal" style:font-size-complex="12pt" style:font-weight-complex="normal"/>
    </style:style>
    <style:style style:name="P30" style:family="paragraph">
      <loext:graphic-properties draw:fill="solid" draw:fill-color="#ffffff" draw:opacity="0%"/>
      <style:paragraph-properties style:writing-mode="lr-tb"/>
    </style:style>
    <style:style style:name="T1" style:family="text">
      <style:text-properties fo:letter-spacing="-0.18mm" fo:font-weight="bold" style:font-weight-asian="bold" style:font-name-complex="Verdana" style:font-weight-complex="bold"/>
    </style:style>
    <style:style style:name="T2" style:family="text">
      <style:text-properties fo:letter-spacing="-0.18mm" fo:font-weight="bold" officeooo:rsid="0034fa3d" style:font-weight-asian="bold" style:font-name-complex="Verdana" style:font-weight-complex="bold"/>
    </style:style>
    <style:style style:name="T3" style:family="text">
      <style:text-properties fo:letter-spacing="-0.18mm" fo:font-weight="bold" officeooo:rsid="003f5f6c" style:font-weight-asian="bold" style:font-name-complex="Verdana" style:font-weight-complex="bold"/>
    </style:style>
    <style:style style:name="T4" style:family="text">
      <style:text-properties fo:letter-spacing="-0.18mm" style:font-name-complex="Verdana"/>
    </style:style>
    <style:style style:name="T5" style:family="text">
      <style:text-properties fo:letter-spacing="-0.18mm" officeooo:rsid="003f5f6c" style:font-name-complex="Verdana"/>
    </style:style>
    <style:style style:name="T6" style:family="text">
      <style:text-properties fo:letter-spacing="-0.18mm" fo:font-weight="normal" officeooo:rsid="0034fa3d" style:font-weight-asian="normal" style:font-name-complex="Verdana" style:font-weight-complex="normal"/>
    </style:style>
    <style:style style:name="T7" style:family="text">
      <style:text-properties style:font-name="Verdana" fo:letter-spacing="-0.18mm" fo:font-weight="bold" style:font-weight-asian="bold" style:font-name-complex="Verdana" style:font-weight-complex="bold"/>
    </style:style>
    <style:style style:name="T8" style:family="text">
      <style:text-properties style:font-name="Verdana" fo:letter-spacing="-0.18mm" style:font-name-complex="Verdana"/>
    </style:style>
    <style:style style:name="T9" style:family="text">
      <style:text-properties officeooo:rsid="0034fa3d"/>
    </style:style>
    <style:style style:name="T10" style:family="text">
      <style:text-properties style:font-name="Times New Roman1"/>
    </style:style>
    <style:style style:name="T11" style:family="text">
      <style:text-properties style:font-name="Times New Roman1" officeooo:rsid="003f5f6c"/>
    </style:style>
    <style:style style:name="T12" style:family="text">
      <style:text-properties officeooo:rsid="0050601a"/>
    </style:style>
    <style:style style:name="T13" style:family="text">
      <style:text-properties officeooo:rsid="005c83a7"/>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534ac3" style:font-size-asian="12pt" style:font-weight-asian="normal" style:font-size-complex="12pt" style:font-weight-complex="normal"/>
    </style:style>
    <style:style style:name="T16" style:family="text">
      <style:text-properties fo:font-size="12pt" fo:font-weight="normal" officeooo:rsid="0053d5f0" style:font-size-asian="12pt" style:font-weight-asian="normal" style:font-size-complex="12pt" style:font-weight-complex="normal"/>
    </style:style>
    <style:style style:name="T17" style:family="text">
      <style:text-properties fo:font-size="12pt" fo:font-weight="normal" officeooo:rsid="00529c8b" style:font-size-asian="12pt" style:font-weight-asian="normal" style:font-size-complex="12pt" style:font-weight-complex="normal"/>
    </style:style>
    <style:style style:name="T18" style:family="text">
      <style:text-properties fo:font-size="12pt" fo:font-weight="normal" officeooo:rsid="005c83a7" style:font-size-asian="12pt" style:font-weight-asian="normal" style:font-size-complex="12pt" style:font-weight-complex="normal"/>
    </style:style>
    <style:style style:name="T19" style:family="text">
      <style:text-properties style:font-name="Times new roman" fo:font-size="13.5pt" style:font-size-asian="12pt" style:font-size-complex="12pt"/>
    </style:style>
    <style:style style:name="T20" style:family="text">
      <style:text-properties style:font-name="Times new roman" fo:font-size="13.5pt" officeooo:rsid="003f5f6c" style:font-size-asian="12pt" style:font-size-complex="12pt"/>
    </style:style>
    <style:style style:name="T21" style:family="text">
      <style:text-properties style:font-name="Times new roman" style:font-size-asian="12pt" style:font-size-complex="12pt"/>
    </style:style>
    <style:style style:name="T22" style:family="text">
      <style:text-properties officeooo:rsid="0040907b"/>
    </style:style>
    <style:style style:name="T23" style:family="text">
      <style:text-properties officeooo:rsid="004109f8"/>
    </style:style>
    <style:style style:name="T24" style:family="text"/>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2">Temat projektu:</text:p>
            <text:p text:style-name="P11">Robot mobilny typu Line Follower</text:p>
          </table:table-cell>
          <table:covered-table-cell/>
        </table:table-row>
        <table:table-row table:style-name="Table1.2">
          <table:table-cell table:style-name="Table1.A2" office:value-type="string">
            <text:p text:style-name="P13">Numer <text:span text:style-name="T9">albumu:</text:span></text:p>
            <text:p text:style-name="P15">1115092</text:p>
          </table:table-cell>
          <table:table-cell table:style-name="Table1.B2" office:value-type="string">
            <text:p text:style-name="P14">Nazwisko i Imię: </text:p>
            <text:p text:style-name="P16">Karol Farbaniec</text:p>
          </table:table-cell>
        </table:table-row>
      </table:table>
      <text:p text:style-name="P4"/>
      <text:list xml:id="list8245456562246725975" text:style-name="L1">
        <text:list-item>
          <text:p text:style-name="P17">Wstęp - opis problemu</text:p>
        </text:list-item>
      </text:list>
      <text:p text:style-name="P26"><text:tab/></text:p>
      <text:p text:style-name="P6"/>
      <text:p text:style-name="P9"><text:span text:style-name="T11"><text:tab/></text:span><text:span text:style-name="T10">Line Follower ma za zadanie przejechać jak najszybciej trasę w kształcie zamkniętej krzywej leżącej na płaszczyźnie, równolegle do której działa siła ciężkości.</text:span></text:p>
      <text:p text:style-name="P6">Model matematyczny i symulacja odpowiedzi obiektu w odniesieniu do występujących zjawisk fizycznych przy zadanych parametrach, pozwoli dowiedzieć się więcej o ich znaczeniu na rezultat przejazdu. <text:span text:style-name="T12">U</text:span>możliwi to <text:span text:style-name="T12">w niektórych przypadkach przeprowadzić proces odwrotny, to jest wyznaczenie konkretnych współczynników w zależności od przyjętych wymagań projektowych. Model zostanie uproszczony nie uwzględniając wszystkich zmiennych działających na obiekt rzeczywisty. Zależnościami matematycznymi zostaną powiązane zjawiska i własności uznane przez autora za najistotniejsze, dla których w prosty sposób można zastosować prawa i twierdzenia fizyki i nauk ścisłych.</text:span></text:p>
      <text:p text:style-name="P6"/>
      <text:p text:style-name="P21">Celem procesu modelowania obiektów i przeprowadzenia symulacji jest znalezienie odpowiedzi na pytania:</text:p>
      <text:p text:style-name="P21"/>
      <text:list xml:id="list5895822074246911873" text:style-name="L2">
        <text:list-item>
          <text:p text:style-name="P19">Jakie silniki ( o jakiej charakterystyce) dobrać dla robota (w szczególnym uwzględnieniu współczynników tarcia i promienia koła)?</text:p>
        </text:list-item>
        <text:list-item>
          <text:p text:style-name="P19">Jakie są częstotliwości własne układu mechaniki przy poczynionych założeniach konstrukcyjnych?</text:p>
        </text:list-item>
        <text:list-item>
          <text:p text:style-name="P20">Jaki jest wpływ defektów trasy <text:s/>(rzeczywista trasa w przybliżeniu leży na płaszczyźnie, mogą zda<text:span text:style-name="T13">rz</text:span>yć się 'nierówności' w kierunku prostopadłym do płaszczyzny) na odpowiedź układu?</text:p>
        </text:list-item>
        <text:list-item>
          <text:p text:style-name="P25"><text:span text:style-name="T15">Co</text:span><text:span text:style-name="T14"> tracimy przy konwersji ADC i DAC</text:span><text:span text:style-name="T15"> na podstawie modelu czujników odbiciowych</text:span><text:span text:style-name="T14">?</text:span></text:p>
        </text:list-item>
        <text:list-item>
          <text:p text:style-name="P25"><text:span text:style-name="T16">Jaki jest wpływ</text:span><text:span text:style-name="T17"> filtracji sygnału filtrem </text:span><text:span text:style-name="T18">antyaliasing-owym</text:span><text:span text:style-name="T14"> </text:span><text:span text:style-name="T17">przed podaniem go na przetworniki ADC</text:span><text:span text:style-name="T14">?</text:span></text:p>
        </text:list-item>
      </text:list>
      <text:p text:style-name="P7"/>
      <text:p text:style-name="P6"/>
      <text:p text:style-name="P6"/>
      <text:list xml:id="list152307289866691" text:continue-list="list8245456562246725975" text:style-name="L1">
        <text:list-item>
          <text:p text:style-name="P17">Rozwiązanie problemu</text:p>
        </text:list-item>
      </text:list>
      <text:p text:style-name="P5"/>
      <text:p text:style-name="P5"><text:span text:style-name="T23">-- </text:span>Opis matematyczny, zastosowane wzory</text:p>
      <text:p text:style-name="P5"/>
      <text:p text:style-name="P5"><text:soft-page-break/></text:p>
      <text:p text:style-name="P22">Stosujac prawa i twierdzenia fizyki, szczególnie mechaniki, budujemy model matematyczny zjawiska tarcia koła robota o nawierzchnię toru jazdy:</text:p>
      <text:p text:style-name="P22"/>
      <text:p text:style-name="P22">/</text:p>
      <text:p text:style-name="P22">/ Rysunek i wzory</text:p>
      <text:p text:style-name="P22">/</text:p>
      <text:p text:style-name="P22">/ </text:p>
      <text:p text:style-name="P5"/>
      <text:p text:style-name="P5"/>
      <text:p text:style-name="P5"/>
      <text:list xml:id="list152307142760526" text:continue-numbering="true" text:style-name="L1">
        <text:list-item>
          <text:p text:style-name="P17">Opis eksperymentów</text:p>
        </text:list-item>
      </text:list>
      <text:p text:style-name="P5"/>
      <text:p text:style-name="P5"/>
      <text:p text:style-name="P5"/>
      <text:p text:style-name="P5"/>
      <text:p text:style-name="P5"/>
      <text:list xml:id="list152306603678674" text:continue-numbering="true" text:style-name="L1">
        <text:list-item>
          <text:p text:style-name="P17">Wyniki eksperymentów</text:p>
        </text:list-item>
      </text:list>
      <text:p text:style-name="P5"/>
      <text:p text:style-name="P5">-- czytelność oraz wizualizacja</text:p>
      <text:p text:style-name="P5"/>
      <text:p text:style-name="P5">ipsum asdasgaefvgs awf wafgqeipsum asdasgaefvgs awf wafgqeipsum asdasgaefvgs awf wafgqeipsum asdasgaefvgs awf wafgqeipsum asdasgaefvgs awf wafgqeipsum asdasgaefvgs awf wafgqeipsum asdasgaefvgs awf wafgqe</text:p>
      <text:p text:style-name="P5"/>
      <text:p text:style-name="P5"/>
      <text:list xml:id="list152305873091962" text:continue-numbering="true" text:style-name="L1">
        <text:list-item>
          <text:p text:style-name="P17">Wnioski</text:p>
        </text:list-item>
      </text:list>
      <text:p text:style-name="P5">-- wnioski z eksperymentów i odpowiedzi na pytania</text:p>
      <text:p text:style-name="P5"/>
      <text:p text:style-name="P5"/>
      <text:p text:style-name="P5">ipsum asdasgaefvgs awf wafgqeipsum asdasgaefvgs awf wafgqeipsum asdasgaefvgs awf wafgqeipsum asdasgaefvgs awf wafgqeipsum asdasgaefvgs awf wafgqeipsum asdasgaefvgs awf wafgqeipsum asdasgaefvgs awf wafgqeipsum asdasgaefvgs awf wafgqeipsum asdasgaefvgs awf wafgqeipsum asdasgaefvgs awf wafgqe</text:p>
      <text:list xml:id="list152306970550375" text:continue-numbering="true" text:style-name="L1">
        <text:list-item>
          <text:p text:style-name="P17">Appendix</text:p>
        </text:list-item>
      </text:list>
      <text:p text:style-name="P8"><text:span text:style-name="T20"/></text:p>
      <text:p text:style-name="P24"><text:span text:style-name="T19">Link do repozytorium projektu: </text:span><text:a xlink:type="simple" xlink:href="https://github.com/kfarbaniec/misk.git" text:style-name="Internet_20_link" text:visited-style-name="Visited_20_Internet_20_Link"><text:span text:style-name="T19">https://github.com/kfarbaniec/misk.git</text:span></text:a></text:p>
      <text:p text:style-name="P24"><text:span text:style-name="T19"/></text:p>
      <text:p text:style-name="P8"><text:span text:style-name="T20">-- do</text:span><text:span text:style-name="T21">datkowa część pozwalająca udokumentować wysiłek włożony w przygotowanie projek-</text:span></text:p>
      <text:p text:style-name="P10">tu: zrzuty ekranu, opis problemów, które pojawiły się podczas pisania i jak sobie z nimi Państwo</text:p>
      <text:p text:style-name="P10">poradziliście, link do GitHuba, itp. Obowiązkowo: instrukcja uruchomienia programu</text:p>
      <text:p text:style-name="P5"/>
      <text:p text:style-name="P5"/>
      <text:list xml:id="list152306528566543" text:continue-numbering="true" text:style-name="L1">
        <text:list-item>
          <text:p text:style-name="P17">Bibliografia</text:p>
        </text:list-item>
      </text:list>
      <text:p text:style-name="P5">-- z czego korzystaliśmy</text:p>
      <text:p text:style-name="P5"/>
      <text:list xml:id="list5047025155979646433" text:style-name="L3">
        <text:list-item>
          <text:p text:style-name="P28">Janusz Kowal, Podstawy Automatyki Tom I i II</text:p>
        </text:list-item>
        <text:list-item>
          <text:p text:style-name="P28">Jędrzykiewisz, Teoria Sterowania Układów Jednowymiarowych</text:p>
        </text:list-item>
        <text:list-item>
          <text:p text:style-name="P28">Józef Giergiel, Mariusz Giergiel - Mechanika Ogólna</text:p>
        </text:list-item>
        <text:list-item>
          <text:p text:style-name="P28"><text:soft-page-break/>Fizyka, Zbigniew Kąkol:<text:span text:style-name="T22"> </text:span>http://winntbg.bg.agh.edu.pl/skrypty3/0370/fizyka.pdf</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WW8Num1" style:class="text">
      <style:paragraph-properties fo:text-align="center" style:justify-single-word="false" fo:keep-with-next="always"/>
      <style:text-properties fo:font-size="12pt" fo:font-style="italic" style:text-underline-style="solid" style:text-underline-width="auto" style:text-underline-color="font-color" style:font-size-asian="12pt" style:font-style-asian="italic"/>
    </style:style>
    <style:style style:name="Nagłówek2"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2"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Nagłówek1"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ooter" style:family="paragraph" style:parent-style-name="Standard" style:class="extra">
      <style:paragraph-properties>
        <style:tab-stops>
          <style:tab-stop style:position="80.01mm" style:type="center"/>
          <style:tab-stop style:position="160.02mm" style:type="right"/>
        </style:tab-stops>
      </style:paragraph-properties>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80.01mm" style:type="center"/>
          <style:tab-stop style:position="160.02mm" style:type="right"/>
        </style:tab-stops>
      </style:paragraph-properties>
    </style:style>
    <style:style style:name="Frame_20_contents" style:display-name="Frame contents" style:family="paragraph" style:parent-style-name="Text_20_body" style:class="extra"/>
    <style:style style:name="Text" style:family="paragraph" style:parent-style-name="Podpis2" style:class="extra"/>
    <style:style style:name="Table" style:family="paragraph" style:parent-style-name="Podpis2" style:class="extra"/>
    <style:style style:name="Sender" style:family="paragraph" style:parent-style-name="Standard" style:class="extra">
      <style:paragraph-properties fo:margin-top="0mm" fo:margin-bottom="1.06mm"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0pt" style:font-size-asian="10pt"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Domyślna_20_czcionka_20_akapitu2" style:display-name="Domyślna czcionka akapitu2" style:family="text"/>
    <style:style style:name="Domyślna_20_czcionka_20_akapitu1" style:display-name="Domyślna czcionka akapitu1" style:family="text"/>
    <style:style style:name="Page_20_Number" style:display-name="Page Number" style:family="text" style:parent-style-name="Domyślna_20_czcionka_20_akapitu2"/>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7.62mm" fo:margin-left="7.62mm"/>
        </style:list-level-properties>
      </text:outline-level-style>
      <text:outline-level-style text:level="2" text:style-name="WW8Num1z1" style:num-format="">
        <style:list-level-properties text:list-level-position-and-space-mode="label-alignment">
          <style:list-level-label-alignment text:label-followed-by="nothing"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fo:text-align="center">
          <style:list-level-label-alignment text:label-followed-by="listtab" text:list-tab-stop-position="4.99mm" fo:text-indent="3m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MP2"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MP3" style:family="paragraph">
      <loext:graphic-properties draw:fill="solid" draw:fill-color="#ffffff" draw:opacity="0%"/>
      <style:paragraph-properties style:writing-mode="lr-tb"/>
    </style:style>
    <style:style style:name="MP4"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MT1" style:family="text">
      <style:text-properties fo:letter-spacing="-0.18mm" fo:font-weight="bold" officeooo:rsid="0034fa3d" style:font-weight-asian="bold" style:font-name-complex="Verdana" style:font-weight-complex="bold"/>
    </style:style>
    <style:style style:name="MT2" style:family="text">
      <style:text-properties fo:letter-spacing="-0.18mm" fo:font-weight="bold" officeooo:rsid="003f5f6c" style:font-weight-asian="bold" style:font-name-complex="Verdana" style:font-weight-complex="bold"/>
    </style:style>
    <style:style style:name="MT3" style:family="text">
      <style:text-properties fo:letter-spacing="-0.18mm" style:font-name-complex="Verdana"/>
    </style:style>
    <style:style style:name="MT4" style:family="text">
      <style:text-properties fo:letter-spacing="-0.18mm" fo:font-weight="bold" style:font-weight-asian="bold" style:font-name-complex="Verdana" style:font-weight-complex="bold"/>
    </style:style>
    <style:style style:name="MT5" style:family="text">
      <style:text-properties fo:letter-spacing="-0.18mm" officeooo:rsid="003f5f6c" style:font-name-complex="Verdana"/>
    </style:style>
    <style:style style:name="MT6" style:family="text">
      <style:text-properties fo:letter-spacing="-0.18mm" fo:font-weight="normal" officeooo:rsid="0034fa3d" style:font-weight-asian="normal" style:font-name-complex="Verdana" style:font-weight-complex="normal"/>
    </style:style>
    <style:style style:name="MT7" style:family="text"/>
    <style:style style:name="MT8" style:family="text">
      <style:text-properties style:font-name="Verdana" fo:letter-spacing="-0.18mm" fo:font-weight="bold" style:font-weight-asian="bold" style:font-name-complex="Verdana" style:font-weight-complex="bold"/>
    </style:style>
    <style:style style:name="MT9" style:family="text">
      <style:text-properties style:font-name="Verdana" fo:letter-spacing="-0.18mm" style:font-name-complex="Verdana"/>
    </style:style>
    <style:style style:name="M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mm" fo:page-height="297mm" style:num-format="1" style:print-orientation="portrait" fo:margin-top="12.49mm" fo:margin-bottom="12.49mm" fo:margin-left="14.99mm" fo:margin-right="14.99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5.01mm" style:dynamic-spacing="true"/>
      </style:header-style>
      <style:footer-style>
        <style:header-footer-properties fo:min-height="2.5mm" fo:margin-left="0mm" fo:margin-right="0mm" fo:margin-top="1.52mm" style:dynamic-spacing="true"/>
      </style:footer-style>
    </style:page-layout>
  </office:automatic-styles>
  <office:master-styles>
    <style:master-page style:name="Standard" style:page-layout-name="Mpm1">
      <style:header>
        <text:p text:style-name="MP1"><text:span text:style-name="MT1">UJ</text:span><text:span text:style-name="MT2"> <text:s text:c="2"/></text:span><text:span text:style-name="MT3">Rok akademicki:</text:span><text:span text:style-name="MT4"> 20</text:span><text:span text:style-name="MT1">16/17</text:span><text:span text:style-name="MT3">, semestr</text:span><text:span text:style-name="MT5"> </text:span><text:span text:style-name="MT6">zimowy</text:span><text:span text:style-name="MT2"> <text:s/><text:tab/><text:tab/></text:span><text:span text:style-name="MT1">Symulacja komputerowa i modelowanie</text:span></text:p>
      </style:header>
      <style:footer>
        <text:p text:style-name="MP2"><text:span text:style-name="Page_20_Number"><text:page-number text:select-page="current">3</text:page-number></text:span><draw:frame text:anchor-type="char" draw:z-index="2" draw:style-name="Mgr1" draw:text-style-name="MP3" svg:width="5.42mm" svg:height="4.86mm" svg:x="84.58mm" svg:y="0.02mm"><draw:text-box><text:p/></draw:text-box></draw:frame><text:span text:style-name="Page_20_Number">/</text:span><text:span text:style-name="Page_20_Number"><text:page-count style:num-format="1">3</text:page-count></text:span></text:p>
      </style:footer>
    </style:master-page>
    <style:master-page style:name="Convert_20_1" style:display-name="Convert 1" style:page-layout-name="Mpm1">
      <style:header>
        <text:p text:style-name="MP4"><text:span text:style-name="MT8">AGH – KAP</text:span><text:span text:style-name="MT9"><text:tab/>Rok akademicki:</text:span><text:span text:style-name="MT8"> 2015/2016</text:span><text:span text:style-name="MT9">, semestr </text:span><text:span text:style-name="MT8">letni</text:span><text:span text:style-name="MT9"><text:tab/></text:span><text:span text:style-name="MT8">Podstawy Automatyki</text:span></text:p>
      </style:header>
      <style:footer>
        <text:p text:style-name="MP2"><text:span text:style-name="Page_20_Number"><text:page-number text:select-page="current">0</text:page-number></text:span><text:span text:style-name="Page_20_Number">/</text:span><text:span text:style-name="Page_20_Number"><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kademia Górniczo - Hutnicza  </dc:title>
    <meta:initial-creator>JK</meta:initial-creator>
    <meta:creation-date>2012-04-30T20:22:00</meta:creation-date>
    <dc:date>2017-01-22T15:23:03.983568616</dc:date>
    <meta:print-date>2010-10-04T18:15:00</meta:print-date>
    <meta:editing-cycles>25</meta:editing-cycles>
    <meta:editing-duration>PT1H46M38S</meta:editing-duration>
    <meta:generator>LibreOffice/5.1.4.2$Linux_X86_64 LibreOffice_project/10m0$Build-2</meta:generator>
    <meta:document-statistic meta:table-count="1" meta:image-count="0" meta:object-count="0" meta:page-count="3" meta:paragraph-count="45" meta:word-count="419" meta:character-count="3247" meta:non-whitespace-character-count="2877"/>
  </office:meta>
</office:document-meta>
</file>